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 Glennon</text:p>
      <text:p text:style-name="Standard"/>
      <text:p text:style-name="Standard">The purpose of this assignment was to come up with a program that could take a DNA code and reverse it and mirror it and make sure that only G, C, T, and A are used. It also needs to use the mirror and reverse function to find out if two codes entered are the same, since DNA codes mean the same thing when they are reversed or mirrored. For all of these thing you need to define a function, then import a string, and then return a value(which I printed to make sure the code was correct). </text:p>
      <text:p text:style-name="Standard">The only two that I was able to complete were the reverse function and the mirror function. For the mirror function, I went through the entire string, and for every letter set the value equal to its mirror letter. For the reverse function, I just imported the string and then went through the entire string starting at the end with a step of negative one, and returned the new string. </text:p>
      <text:p text:style-name="Standard">I did run into a complication though. For both functions I was only able to return the answer as a list. I tried a ton of different things to fix this and nothing work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 glennon</meta:initial-creator>
    <meta:creation-date>2016-03-15T00:24:07.11</meta:creation-date>
    <meta:document-statistic meta:table-count="0" meta:image-count="0" meta:object-count="0" meta:page-count="1" meta:paragraph-count="4" meta:word-count="204" meta:character-count="1057"/>
    <dc:date>2016-03-15T00:37:34.50</dc:date>
    <dc:creator>mac glennon</dc:creator>
    <meta:editing-duration>PT13M30S</meta:editing-duration>
    <meta:editing-cycles>1</meta:editing-cycles>
    <meta:generator>OpenOffice/4.1.1$Win32 OpenOffice.org_project/411m6$Build-9775</meta:generator>
  </office:meta>
</office:document-meta>
</file>